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vilegedAction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vilegedActionException.printStackTrace( java . io . PrintWri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vilegedActionExcep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vilegedActionException.printStackTrace( java . io . Prin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vilegedActionException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vilegedActionException.PrivilegedActionException( java . lang . Excep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